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4fe991" officeooo:paragraph-rsid="004fe991"/>
    </style:style>
    <style:style style:name="P2" style:family="paragraph" style:parent-style-name="Standard">
      <style:text-properties officeooo:rsid="0051baac" officeooo:paragraph-rsid="0051baac"/>
    </style:style>
    <style:style style:name="P3" style:family="paragraph" style:parent-style-name="Standard">
      <style:text-properties officeooo:rsid="0051baac" officeooo:paragraph-rsid="00536b5f"/>
    </style:style>
    <style:style style:name="P4" style:family="paragraph" style:parent-style-name="Standard">
      <style:text-properties officeooo:rsid="00536b5f" officeooo:paragraph-rsid="00536b5f"/>
    </style:style>
    <style:style style:name="P5" style:family="paragraph" style:parent-style-name="Standard">
      <style:text-properties officeooo:rsid="00536b5f" officeooo:paragraph-rsid="00543d21"/>
    </style:style>
    <style:style style:name="P6" style:family="paragraph" style:parent-style-name="Standard">
      <style:text-properties officeooo:paragraph-rsid="00543d21"/>
    </style:style>
    <style:style style:name="P7" style:family="paragraph" style:parent-style-name="Standard">
      <style:text-properties officeooo:rsid="0054e198" officeooo:paragraph-rsid="0054e198"/>
    </style:style>
    <style:style style:name="P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9" style:family="paragraph" style:parent-style-name="Standard">
      <style:paragraph-properties fo:break-before="page"/>
      <style:text-properties officeooo:rsid="0054e198" officeooo:paragraph-rsid="00543d21"/>
    </style:style>
    <style:style style:name="P10" style:family="paragraph" style:parent-style-name="Standard">
      <style:paragraph-properties fo:margin-left="0.0626in" fo:margin-right="0.0626in" fo:margin-top="0in" fo:margin-bottom="0in" loext:contextual-spacing="false" fo:text-align="start" style:justify-single-word="false" fo:orphans="2" fo:widows="2" fo:text-indent="0in" style:auto-text-indent="false"/>
      <style:text-properties fo:font-variant="normal" fo:text-transform="none" fo:color="#212121" style:font-name="arial" fo:font-size="12pt" fo:letter-spacing="normal" fo:font-style="normal" fo:font-weight="normal" style:font-name-asian="arial" style:font-size-asian="12pt" style:font-style-asian="normal" style:font-weight-asian="normal" style:font-name-complex="arial" style:font-size-complex="12pt" style:font-style-complex="normal" style:font-weight-complex="normal" loext:padding="0in" loext:border="none"/>
    </style:style>
    <style:style style:name="P11" style:family="paragraph" style:parent-style-name="Standard">
      <style:paragraph-properties fo:margin-top="0in" fo:margin-bottom="0in" loext:contextual-spacing="false" fo:text-align="start" style:justify-single-word="false" fo:orphans="2" fo:widows="2"/>
    </style:style>
    <style:style style:name="P12" style:family="paragraph" style:parent-style-name="Text_20_body">
      <style:text-properties fo:font-variant="normal" fo:text-transform="none" fo:color="#000000" style:font-name="Arial" fo:font-size="13.5pt" fo:letter-spacing="normal" fo:font-style="normal" fo:font-weight="normal" officeooo:rsid="0054e198" officeooo:paragraph-rsid="0054e198"/>
    </style:style>
    <style:style style:name="P13" style:family="paragraph" style:parent-style-name="Text_20_body">
      <style:text-properties fo:font-variant="normal" fo:text-transform="none" fo:color="#000000" style:font-name="Arial" fo:font-size="13.5pt" fo:letter-spacing="normal" fo:font-style="normal" fo:font-weight="normal" officeooo:paragraph-rsid="00543d21"/>
    </style:style>
    <style:style style:name="P14" style:family="paragraph" style:parent-style-name="Text_20_body">
      <style:paragraph-properties fo:margin-top="0in" fo:margin-bottom="0in" loext:contextual-spacing="false" fo:text-align="start" style:justify-single-word="false" fo:orphans="2" fo:widows="2"/>
      <style:text-properties fo:font-variant="normal" fo:text-transform="none" fo:color="#212121" style:font-name="arial" fo:font-size="12pt" fo:letter-spacing="normal" fo:font-style="normal" fo:font-weight="normal" style:font-name-asian="arial" style:font-size-asian="12pt" style:font-style-asian="normal" style:font-weight-asian="normal" style:font-name-complex="arial" style:font-size-complex="12pt" style:font-style-complex="normal" style:font-weight-complex="normal" loext:padding="0in" loext:border="none"/>
    </style:style>
    <style:style style:name="P15" style:family="paragraph" style:parent-style-name="Text_20_body">
      <style:paragraph-properties fo:margin-left="0in" fo:margin-right="0in" fo:margin-top="0in" fo:margin-bottom="0in" loext:contextual-spacing="false" style:line-height-at-least="0.1874in" fo:orphans="2" fo:widows="2" fo:text-indent="0in" style:auto-text-indent="false"/>
      <style:text-properties fo:font-variant="normal" fo:text-transform="none" fo:color="#000000" style:font-name="Arial" fo:font-size="13.5pt" fo:letter-spacing="normal" fo:font-style="normal" fo:font-weight="normal"/>
    </style:style>
    <style:style style:name="P16" style:family="paragraph" style:parent-style-name="Text_20_body">
      <style:paragraph-properties fo:margin-left="0in" fo:margin-right="0in" fo:margin-top="0in" fo:margin-bottom="0in" loext:contextual-spacing="false" style:line-height-at-least="0.1874in" fo:orphans="2" fo:widows="2" fo:text-indent="0in" style:auto-text-indent="false"/>
      <style:text-properties fo:font-variant="normal" fo:text-transform="none" fo:color="#212121" style:font-name="arial" fo:font-size="12pt" fo:letter-spacing="normal" fo:font-style="normal" fo:font-weight="normal"/>
    </style:style>
    <style:style style:name="P17" style:family="paragraph" style:parent-style-name="Text_20_body">
      <style:paragraph-properties fo:margin-left="0in" fo:margin-right="0in" fo:margin-top="0in" fo:margin-bottom="0in" loext:contextual-spacing="false" style:line-height-at-least="0.1874in" fo:orphans="2" fo:widows="2" fo:text-indent="0in" style:auto-text-indent="false"/>
    </style:style>
    <style:style style:name="P18" style:family="paragraph" style:parent-style-name="Text_20_body">
      <style:paragraph-properties fo:margin-left="0in" fo:margin-right="0in" fo:margin-top="0in" fo:margin-bottom="0in" loext:contextual-spacing="false" style:line-height-at-least="0.1874in" fo:orphans="2" fo:widows="2" fo:text-indent="0in" style:auto-text-indent="false"/>
      <style:text-properties fo:color="#212121" style:font-name="arial" fo:font-size="12pt"/>
    </style:style>
    <style:style style:name="P19" style:family="paragraph" style:parent-style-name="Text_20_body">
      <style:paragraph-properties fo:margin-left="0in" fo:margin-right="0in" fo:margin-top="0in" fo:margin-bottom="0in" loext:contextual-spacing="false" style:line-height-at-least="0.1874in" fo:orphans="2" fo:widows="2" fo:text-indent="0in" style:auto-text-indent="false"/>
      <style:text-properties fo:color="#212121" style:font-name="arial" fo:font-size="12pt" fo:background-color="#ffffff"/>
    </style:style>
    <style:style style:name="P20" style:family="paragraph" style:parent-style-name="Preformatted_20_Text">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writing-mode="lr-tb"/>
      <style:text-properties fo:font-variant="normal" fo:text-transform="none" fo:color="#212121" style:font-name="inherit" fo:font-size="12pt" fo:letter-spacing="normal" fo:language="cs" fo:country="CZ" fo:font-style="normal" fo:font-weight="normal" loext:padding="0in" loext:border="none"/>
    </style:style>
    <style:style style:name="P21" style:family="paragraph" style:parent-style-name="Preformatted_20_Text">
      <style:paragraph-properties fo:margin-top="0in" fo:margin-bottom="0in" loext:contextual-spacing="false" style:line-height-at-least="0.25in" fo:text-align="start" style:justify-single-word="false" fo:orphans="2" fo:widows="2" fo:padding="0in" fo:border="none" style:writing-mode="lr-tb"/>
    </style:style>
    <style:style style:name="T1" style:family="text">
      <style:text-properties officeooo:rsid="0051baac"/>
    </style:style>
    <style:style style:name="T2" style:family="text">
      <style:text-properties officeooo:rsid="00536b5f"/>
    </style:style>
    <style:style style:name="T3" style:family="text">
      <style:text-properties officeooo:rsid="00543d21"/>
    </style:style>
    <style:style style:name="T4" style:family="text">
      <style:text-properties fo:font-variant="normal" fo:text-transform="none" fo:color="#212121" style:font-name="arial" fo:font-size="12pt" fo:letter-spacing="normal" fo:font-style="normal" fo:font-weight="normal"/>
    </style:style>
    <style:style style:name="T5" style:family="text">
      <style:text-properties fo:font-variant="normal" fo:text-transform="none" fo:color="#212121" style:font-name="arial" fo:font-size="12pt" fo:letter-spacing="normal" fo:font-style="normal" fo:font-weight="normal" officeooo:rsid="00543d21"/>
    </style:style>
    <style:style style:name="T6" style:family="text">
      <style:text-properties fo:font-variant="normal" fo:text-transform="none" fo:color="#212121" style:font-name="arial" fo:font-size="12pt" fo:letter-spacing="normal" fo:font-style="normal" fo:font-weight="normal" officeooo:rsid="00536b5f"/>
    </style:style>
    <style:style style:name="T7" style:family="text">
      <style:text-properties fo:font-variant="normal" fo:text-transform="none" fo:color="#212121" style:font-name="arial" fo:font-size="12pt" fo:letter-spacing="normal" fo:font-style="normal" fo:font-weight="normal" fo:background-color="#ffffff" loext:char-shading-value="0"/>
    </style:style>
    <style:style style:name="T8" style:family="text">
      <style:text-properties fo:font-variant="normal" fo:text-transform="none" fo:color="#212121" style:font-name="arial" fo:font-size="12pt" fo:letter-spacing="normal" fo:language="cs" fo:country="CZ" fo:font-style="normal" fo:font-weight="normal" officeooo:rsid="00543d21"/>
    </style:style>
    <style:style style:name="T9" style:family="text">
      <style:text-properties fo:font-variant="normal" fo:text-transform="none" fo:color="#212121" style:font-name="arial" fo:font-size="12pt" fo:letter-spacing="normal" fo:language="cs" fo:country="CZ" fo:font-style="normal" fo:font-weight="normal" officeooo:rsid="00536b5f"/>
    </style:style>
    <style:style style:name="T10" style:family="text">
      <style:text-properties fo:color="#212121"/>
    </style:style>
    <style:style style:name="T11" style:family="text">
      <style:text-properties fo:color="#212121" style:font-name="arial" fo:font-size="12pt"/>
    </style:style>
    <style:style style:name="T12" style:family="text">
      <style:text-properties fo:color="#212121" style:font-name="arial" fo:font-size="12pt" fo:language="cs" fo:country="CZ"/>
    </style:style>
    <style:style style:name="T13" style:family="text">
      <style:text-properties fo:color="#212121" style:font-name="arial" fo:font-size="12pt" fo:language="cs" fo:country="CZ" officeooo:rsid="00536b5f"/>
    </style:style>
    <style:style style:name="T14" style:family="text">
      <style:text-properties fo:color="#212121" style:font-name="arial" fo:font-size="12pt" fo:language="cs" fo:country="CZ" fo:background-color="#ffffff" loext:char-shading-value="0"/>
    </style:style>
    <style:style style:name="T15" style:family="text">
      <style:text-properties fo:color="#212121" style:font-name="arial" fo:font-size="12pt" fo:background-color="#ffffff" loext:char-shading-value="0"/>
    </style:style>
    <style:style style:name="T16" style:family="text">
      <style:text-properties fo:color="#212121" style:font-name="arial" fo:font-size="12pt" officeooo:rsid="00536b5f"/>
    </style:style>
    <style:style style:name="T17" style:family="text">
      <style:text-properties fo:color="#212121" fo:background-color="#ffffff" loext:char-shading-value="0"/>
    </style:style>
    <style:style style:name="T18" style:family="text">
      <style:text-properties fo:color="#878787" style:text-line-through-style="none" style:text-line-through-type="none" style:text-underline-style="none" style:text-blinking="fals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0193in" fo:border="0.06pt solid #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_lid" text:anchor-type="page" text:anchor-page-number="1" svg:x="-0.0209in" svg:y="0in" svg:width="0.5835in" draw:z-index="0">
        <draw:text-box fo:min-height="0.0161in">
          <text:p text:style-name="Text_20_body"/>
        </draw:text-box>
      </draw:frame>
      <text:p text:style-name="P1"><text:s/>Third year dissertation project</text:p>
      <text:p text:style-name="P1"/>
      <text:p text:style-name="P1"><text:span text:style-name="T1">The</text:span> life at university is slowly coming to an end, which means not only that the <text:span text:style-name="T1">there is a lot of university projects to be completed before we depart</text:span>, but that students go through a range of emotion<text:span text:style-name="T1">s</text:span>: one being <text:span text:style-name="T1">excitement</text:span> <text:span text:style-name="T1">about</text:span> <text:span text:style-name="T1">searching for</text:span> a full time professional career, and the other being <text:span text:style-name="T1">nostalgia as we leave the best friends we made throughout the years behind.</text:span></text:p>
      <text:p text:style-name="P2"/>
      <text:p text:style-name="P3"><text:span text:style-name="T2">If you are</text:span> not familiar with the concept of a “dissertation”, it is a project that students at an English university personally chose and work <text:span text:style-name="T2">typically</text:span> throughout the whole of last year at university. <text:span text:style-name="T2">Therefore</text:span>, <text:span text:style-name="T2">so far </text:span>most of my time in third year of university was spent <text:span text:style-name="T2">coding for my</text:span> dissertation work <text:span text:style-name="T2">as it is a very challenging task</text:span>, although there are still other projects to work on so it’s definitely important to balance your time. Honestly, I was intimidated before embarking on this project at first, but over time I have began to enjoy this work, and it became my favorite project from the entirety of the three year’s at university. The aim of my project is to build a backup software application capable of incremental backups of an entire filesystem. The final application will be distributed with the Linux operating system and will be almost entirely written in the C++ programming language. <text:span text:style-name="T2">The use of backup systems in today’s world remains important not only for data recovery, but also for improving system resource utilisation and the overall data maintenance process of our computer’s, especially in an environment where backups are performed regularly; this encourages a continuous search for improved backup products.</text:span></text:p>
      <text:p text:style-name="P3"/>
      <text:p text:style-name="P4">I have already written a research report on this project last year, and I am currently working on the most code intensive part of the project. I have been enjoying myself coding this work so much primarily for two reasons: I am truly learning so much on a daily basis, and also I know that completing this project will take a lot of ease from my upcoming job interviews because it gives me a lot to talk about. Also, it will be exciting to see this software actually perform once it is completed, as it will be the most challenging software that I have ever completed all by myself from start to finish. At last, we present our project, so we will be able to demonstrate what we have achieved to our professor’s.</text:p>
      <text:p text:style-name="P4"/>
      <text:p text:style-name="P4">Over the course of the next month there is a lot to complete: remaining university work, exams, and, perhaps most importantly, to decide what company to work for after graduation. I will also have to say goodbyes to my dearest friends at university, although I am confident that I will be able to stay in touch with most of them after we go separate paths. <text:span text:style-name="T3">I am excited to update you in the blog on where life has taking me, and how I am enjoying my new career as a full-time software engineer.</text:span></text:p>
      <text:p text:style-name="P4"/>
      <text:p text:style-name="P6"><text:span text:style-name="T2"><text:line-break/></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13"><text:span text:style-name="T15">Dizerta</text:span><text:span text:style-name="T14">ční projekt </text:span><text:span text:style-name="T15">třetího roku</text:span></text:p>
      <text:p text:style-name="P17"/>
      <text:p text:style-name="P15"><text:bookmark text:name="tw-target-text1"/><text:span text:style-name="T11">Život na univerzitě se pomalu blíží ke konci, což znamená, že </text:span><text:span text:style-name="T12">nyní probíhá</text:span><text:span text:style-name="T10"> </text:span><text:span text:style-name="T11">spousta univerzitních projektů, které mají být dokončeny před koncem univerzity, ale také že studenti procházejí řadou emocí: i když jsem nadšený začít  profesionální kariéru na plný úvazek,  také prožívám nostalgii, protože opouštím nejlepší kamarády, které jsem potkal v průběhu třech let v Anglii.</text:span></text:p>
      <text:p text:style-name="P18"/>
      <text:p text:style-name="P15"><text:soft-page-break/><text:span text:style-name="T11">Pokud nejste obeznámeni s pojetím "dizertace", je to projekt, který si studenti (typicky na anglické univerzitě) osobně vyberou a na kterým pracují celý poslední rok na univerzitě. Zatím jsem drtivou většinu mého času ve třetím ročníku univerzity strávil kódováním mé dizertační práce, neboť je to velmi náročný úkol. Samozřejmě </text:span><text:span text:style-name="T15">máme i ostatní projekty, na kterých je třeba pracovat, takže je rozhodně důležité si vyvážit čas. Upřímně řečeno, byl jsem před zahájením tohoto projektu zastrašen, ale po čase dizertační práce neskutečně začala bavit a stal se ten projekt mým nejoblíbenějším projektem z celých tří ročníků na univerzitě. Cílem mého projektu je vytvořit záložní softwarovou aplikaci schopnou inkrementálně zálohovat celý počítačový souborový systém. Finalní aplikace bude distribuována s operačním systémem Linux a bude téměř zcela napsána s programovacím jazykem C++. Použití záložních systémů v dnešním světě je velmi důležité nejen pro obnovu dat, ale také pro zlepšení využití systémových zdrojů a celkového procesu údržby dat našich počítačů, zejména v prostředí, kde se zálohy konajý</text:span><text:span text:style-name="T17"> </text:span><text:span text:style-name="T15">pravidelně.</text:span></text:p>
      <text:p text:style-name="P19"/>
      <text:p text:style-name="P16">V loňském roce napsal zprávu o výzkumu tohoto projektu a v současné době kóduju nejdůležitejší část projektu. Tento projekt mě baví hlavně ze dvou důvodů: denně se toho naučím hrozně moc a také vím, že po dokončení tohoto projektu budu mít plno nových znalostí které mohu využít při nadcházejících pracovních pohovorů. Také to bude užasný moment vidět že můj software skutečně funguje, protože je to nejnáročnější projekt na kterým jsem kdy pracoval úplně sám od začátku až do konce. Na konci roku budu prezentovat můj projekt, takže budu moc ukázat mojí dizertační práci všem profesorů počítačové vědy.</text:p>
      <text:p text:style-name="P17"/>
      <text:p text:style-name="P16">Během příštího měsíce je ještě plno věcí k dokončení: zbývá práce pro univerzitu, zkoušky, a hlavně hledání práce po studiu. Budu se také muset rozloučit s nejdražšími přáteli, i když jsem přesvědčen, že s nimi zůstanu v kontaktu i po promoci. Jsem nadšený vás informovat v příštím blogu o tom, kde mě život zaujal, a jak mě bací nová kariéra jako softwarový inženýr na plný úvaze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3:17:02.479079489</meta:creation-date>
    <dc:date>2018-03-03T12:17:25.982501386</dc:date>
    <meta:editing-duration>PT4H57M34S</meta:editing-duration>
    <meta:editing-cycles>49</meta:editing-cycles>
    <meta:generator>LibreOffice/5.1.6.2$Linux_X86_64 LibreOffice_project/10m0$Build-2</meta:generator>
    <meta:document-statistic meta:table-count="0" meta:image-count="0" meta:object-count="0" meta:page-count="2" meta:paragraph-count="12" meta:word-count="886" meta:character-count="5360" meta:non-whitespace-character-count="4479"/>
  </office:meta>
</office:document-meta>
</file>